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CodeBox">
      <style:graphic-properties fo:min-height="14.05cm" fo:min-width="22.354cm"/>
    </style:style>
    <style:style style:name="gr2" style:family="graphic">
      <style:graphic-properties style:protect="size"/>
    </style:style>
    <style:style style:name="gr3" style:family="graphic" style:parent-style-name="CodeBox">
      <style:graphic-properties draw:fill="solid" draw:fill-color="#99ccff" fo:min-height="8.75cm" fo:min-width="15.94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c5000b" draw:opacity="100%" draw:textarea-horizontal-align="justify" draw:textarea-vertical-align="middle" draw:auto-grow-height="false" draw:shadow-opacity="100%"/>
    </style:style>
    <style:style style:name="gr7" style:family="graphic" style:parent-style-name="standard">
      <style:graphic-properties draw:fill="solid" draw:fill-color="#c0c0c0" draw:opacity="100%" draw:textarea-horizontal-align="justify" draw:textarea-vertical-align="middle" draw:auto-grow-height="false" draw:shadow-opacity="100%"/>
    </style:style>
    <style:style style:name="gr8"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CodeBox">
      <style:graphic-properties fo:min-height="11.089cm" fo:min-width="19.9cm"/>
    </style:style>
    <style:style style:name="gr11" style:family="graphic" style:parent-style-name="CodeBox">
      <style:graphic-properties draw:fill="solid" draw:fill-color="#99ccff" fo:min-height="1.93cm" fo:min-width="11.184cm"/>
    </style:style>
    <style:style style:name="gr12" style:family="graphic" style:parent-style-name="standard">
      <style:graphic-properties svg:stroke-color="#4c4c4c" draw:marker-end="Arrow" draw:marker-end-width="0.3cm" draw:textarea-horizontal-align="center" draw:textarea-vertical-align="middle"/>
    </style:style>
    <style:style style:name="gr13" style:family="graphic" style:parent-style-name="standard">
      <style:graphic-properties svg:stroke-color="#4c4c4c" draw:textarea-horizontal-align="center" draw:textarea-vertical-align="middle"/>
    </style:style>
    <style:style style:name="gr14" style:family="graphic" style:parent-style-name="CodeBox">
      <style:graphic-properties fo:min-height="7.592cm" fo:min-width="18.8cm"/>
    </style:style>
    <style:style style:name="gr15" style:family="graphic" style:parent-style-name="standard">
      <style:graphic-properties draw:stroke="none" svg:stroke-color="#000000" draw:fill="none" draw:fill-color="#ffffff" draw:textarea-horizontal-align="left" draw:auto-grow-height="true" draw:auto-grow-width="true" fo:min-height="1.25cm" fo:min-width="0cm"/>
    </style:style>
    <style:style style:name="gr16" style:family="graphic" style:parent-style-name="CodeBox">
      <style:graphic-properties fo:min-height="5.089cm" fo:min-width="18.825cm"/>
    </style:style>
    <style:style style:name="gr17" style:family="graphic" style:parent-style-name="standard">
      <style:graphic-properties draw:textarea-horizontal-align="center" draw:textarea-vertical-align="middle"/>
    </style:style>
    <style:style style:name="gr18" style:family="graphic" style:parent-style-name="CodeBox">
      <style:graphic-properties draw:fill="solid" draw:fill-color="#808080" fo:min-height="2.48cm" fo:min-width="18.511cm" draw:shadow="hidden"/>
    </style:style>
    <style:style style:name="gr19" style:family="graphic" style:parent-style-name="standard">
      <style:graphic-properties draw:stroke="none" svg:stroke-color="#000000" draw:fill="none" draw:fill-color="#ffffff" draw:textarea-horizontal-align="left" draw:auto-grow-height="true" draw:auto-grow-width="true" fo:min-height="1.05cm" fo:min-width="0cm"/>
    </style:style>
    <style:style style:name="gr20" style:family="graphic" style:parent-style-name="CodeBox">
      <style:graphic-properties fo:min-height="13.882cm" fo:min-width="15.367cm"/>
    </style:style>
    <style:style style:name="gr21" style:family="graphic" style:parent-style-name="standard">
      <style:graphic-properties draw:fill="solid" draw:fill-color="#808080" draw:opacity="100%" draw:textarea-horizontal-align="justify" draw:textarea-vertical-align="middle" draw:auto-grow-height="false" draw:shadow-opacity="100%"/>
    </style:style>
    <style:style style:name="gr22" style:family="graphic" style:parent-style-name="standard">
      <style:graphic-properties draw:fill="solid" draw:fill-color="#23ff23" draw:opacity="100%" draw:textarea-horizontal-align="justify" draw:textarea-vertical-align="middle" draw:auto-grow-height="false" draw:shadow-opacity="100%"/>
    </style:style>
    <style:style style:name="gr23" style:family="graphic" style:parent-style-name="CodeBox">
      <style:graphic-properties draw:fill="solid" draw:fill-color="#99ccff" fo:min-height="12.951cm" fo:min-width="17.946cm"/>
    </style:style>
    <style:style style:name="gr24" style:family="graphic" style:parent-style-name="CodeBox">
      <style:graphic-properties fo:min-height="14.158cm" fo:min-width="20.841cm"/>
    </style:style>
    <style:style style:name="gr25" style:family="graphic" style:parent-style-name="CodeBox">
      <style:graphic-properties fo:min-height="13.556cm" fo:min-width="20.035cm"/>
    </style:style>
    <style:style style:name="gr26" style:family="graphic" style:parent-style-name="CodeBox">
      <style:graphic-properties draw:fill="solid" draw:fill-color="#ffcc99" fo:min-height="8.45cm" fo:min-width="14.393cm"/>
    </style:style>
    <style:style style:name="gr2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8" style:family="graphic" style:parent-style-name="standard">
      <style:graphic-properties draw:stroke="none" svg:stroke-color="#000000" draw:fill="none" draw:fill-color="#ffffff" draw:textarea-horizontal-align="left" draw:auto-grow-height="true" draw:auto-grow-width="false" fo:min-height="1.05cm" fo:min-width="7cm"/>
    </style:style>
    <style:style style:name="gr29" style:family="graphic" style:parent-style-name="CodeBox">
      <style:graphic-properties draw:fill="solid" draw:fill-color="#ffcc99" fo:min-height="3.95cm" fo:min-width="20.841cm"/>
    </style:style>
    <style:style style:name="gr30" style:family="graphic" style:parent-style-name="CodeBox">
      <style:graphic-properties fo:min-height="3.45cm" fo:min-width="18.825cm"/>
    </style:style>
    <style:style style:name="gr31" style:family="graphic" style:parent-style-name="CodeBox">
      <style:graphic-properties fo:min-height="2.55cm" fo:min-width="18.825cm"/>
    </style:style>
    <style:style style:name="gr32" style:family="graphic" style:parent-style-name="CodeBox">
      <style:graphic-properties draw:fill="solid" draw:fill-color="#ffcc99" fo:min-height="8.65cm" fo:min-width="14.5cm"/>
    </style:style>
    <style:style style:name="gr33" style:family="graphic" style:parent-style-name="CodeBox">
      <style:graphic-properties draw:fill="solid" draw:fill-color="#ffcc99" fo:min-height="8.296cm" fo:min-width="17.841cm"/>
    </style:style>
    <style:style style:name="gr34" style:family="graphic" style:parent-style-name="CodeBox">
      <style:graphic-properties fo:min-height="1.95cm" fo:min-width="16cm"/>
    </style:style>
    <style:style style:name="gr35" style:family="graphic" style:parent-style-name="CodeBox">
      <style:graphic-properties draw:fill="solid" draw:fill-color="#ffff99" fo:min-height="3.45cm" fo:min-width="15.5cm"/>
    </style:style>
    <style:style style:name="gr36" style:family="graphic" style:parent-style-name="standard">
      <style:graphic-properties svg:stroke-color="#666666" draw:textarea-horizontal-align="center" draw:textarea-vertical-align="middle"/>
    </style:style>
    <style:style style:name="gr37" style:family="graphic" style:parent-style-name="CodeBox">
      <style:graphic-properties draw:fill="solid" draw:fill-color="#ffcc99" fo:min-height="6.65cm" fo:min-width="10.9cm"/>
    </style:style>
    <style:style style:name="gr38" style:family="graphic" style:parent-style-name="CodeBox">
      <style:graphic-properties draw:fill="solid" draw:fill-color="#ffcc99" fo:min-height="7.365cm" fo:min-width="20cm"/>
    </style:style>
    <style:style style:name="gr39" style:family="graphic" style:parent-style-name="CodeBox">
      <style:graphic-properties draw:fill="solid" draw:fill-color="#ffff99" fo:min-height="5.036cm" fo:min-width="13.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font-size="22pt" style:font-size-asian="22pt" style:font-size-complex="22pt"/>
    </style:style>
    <style:style style:name="P3" style:family="paragraph">
      <style:text-properties fo:font-size="24pt" style:font-size-asian="18pt" style:font-size-complex="18pt"/>
    </style:style>
    <style:style style:name="P4" style:family="paragraph">
      <style:text-properties fo:color="#ffffff" fo:font-family="Courier" style:font-family-generic="modern" style:font-pitch="fixed" fo:font-size="24pt" fo:font-style="normal" style:font-size-asian="24pt" style:font-style-asian="normal" style:font-size-complex="24pt" style:font-style-complex="normal"/>
    </style:style>
    <style:style style:name="P5" style:family="paragraph">
      <style:paragraph-properties fo:text-align="center"/>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8" style:family="paragraph">
      <style:text-properties fo:font-size="20pt"/>
    </style:style>
    <style:style style:name="P9" style:family="paragraph">
      <style:text-properties fo:color="#ffffff" fo:font-family="Arial" style:font-family-generic="swiss" style:font-pitch="variable" fo:font-size="20pt" fo:font-style="normal" style:font-size-asian="20pt" style:font-style-asian="normal" style:font-size-complex="20pt" style:font-style-complex="normal"/>
    </style:style>
    <style:style style:name="P10" style:family="paragraph">
      <style:paragraph-properties style:writing-mode="lr-tb" style:font-independent-line-spacing="true"/>
    </style:style>
    <style:style style:name="P11" style:family="paragraph">
      <style:text-properties fo:color="#ffffff" fo:font-family="Arial" style:font-family-generic="swiss" style:font-pitch="variable" fo:font-size="24pt" fo:font-style="normal" style:font-size-asian="24pt" style:font-style-asian="normal" style:font-size-complex="24pt" style:font-style-complex="normal"/>
    </style:style>
    <style:style style:name="T1" style:family="text">
      <style:text-properties fo:font-family="Arial" style:font-family-generic="swiss" style:font-pitch="variable" fo:font-size="22pt" style:font-size-asian="22pt" style:font-size-complex="22pt"/>
    </style:style>
    <style:style style:name="T2" style:family="text">
      <style:text-properties fo:font-size="22pt" style:font-size-asian="22pt" style:font-size-complex="22pt"/>
    </style:style>
    <style:style style:name="T3" style:family="text">
      <style:text-properties fo:font-size="24pt" style:font-size-asian="18pt" style:font-size-complex="18pt"/>
    </style:style>
    <style:style style:name="T4" style:family="text">
      <style:text-properties fo:color="#ffffff" fo:font-family="Courier" style:font-family-generic="modern" style:font-pitch="fixed" fo:font-size="24pt" fo:font-style="normal" style:font-size-asian="24pt" style:font-style-asian="normal" style:font-size-complex="24pt" style:font-style-complex="normal"/>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color="#800080" fo:font-size="22pt" style:font-size-asian="22pt" style:font-size-complex="22pt"/>
    </style:style>
    <style:style style:name="T7" style:family="text">
      <style:text-properties fo:color="#ffffff" fo:font-family="Arial" style:font-family-generic="swiss" style:font-pitch="variable" fo:font-size="20pt" fo:font-style="normal" style:font-size-asian="20pt" style:font-style-asian="normal" style:font-size-complex="20pt" style:font-style-complex="normal"/>
    </style:style>
    <style:style style:name="T8" style:family="text">
      <style:text-properties fo:color="#ffffff" fo:font-family="Arial" style:font-family-generic="swiss" style:font-pitch="variable"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Brief Tour of C++</text:p>
          </draw:text-box>
        </draw:frame>
        <draw:frame presentation:style-name="pr2" draw:layer="layout" svg:width="25.199cm" svg:height="17cm" svg:x="1.4cm" svg:y="3cm" presentation:class="outline">
          <draw:text-box>
            <text:list text:style-name="L2">
              <text:list-item>
                <text:p>By example...</text:p>
              </text:list-item>
            </text:list>
          </draw:text-box>
        </draw:frame>
        <draw:custom-shape draw:style-name="gr1" draw:text-style-name="P2" draw:layer="layout" svg:width="22.854cm" svg:height="15.432cm" svg:x="2.68cm" svg:y="4.7cm">
          <text:p><text:span text:style-name="T1">Your task is to create an LCD string representation </text:span></text:p>
          <text:p><text:span text:style-name="T1">of an integer value using a 3x3 grid of space, </text:span></text:p>
          <text:p><text:span text:style-name="T1">underscore, and pipe characters for each digit. </text:span></text:p>
          <text:p><text:span text:style-name="T1">Each digit is shown below (using a dot instead of </text:span></text:p>
          <text:p><text:span text:style-name="T1">a space)</text:span></text:p>
          <text:p><text:span text:style-name="T2"/></text:p>
          <text:p><text:span text:style-name="T2">._. <text:s/>... <text:s/>._. <text:s/>._. <text:s/>... <text:s/>._. <text:s/>._. <text:s/>._. <text:s/>._. <text:s/>._.</text:span></text:p>
          <text:p><text:span text:style-name="T2">|.| <text:s/>..| <text:s/>._| <text:s/>._| <text:s/>|_| <text:s/>|_. <text:s/>|_. <text:s/>..| <text:s/>|_| <text:s/>|_|</text:span></text:p>
          <text:p><text:span text:style-name="T2">|_| <text:s/>..| <text:s/>|_. <text:s/>._| <text:s/>..| <text:s/>._| <text:s/>|_| <text:s/>..| <text:s/>|_| <text:s/>..|</text:span></text:p>
          <text:p><text:span text:style-name="T2"/></text:p>
          <text:p><text:span text:style-name="T2"/></text:p>
          <text:p><text:span text:style-name="T1">Example</text:span><text:span text:style-name="T2">: 910</text:span></text:p>
          <text:p><text:span text:style-name="T2"/></text:p>
          <text:p><text:span text:style-name="T2">._. ... ._.</text:span></text:p>
          <text:p><text:span text:style-name="T2">|_| ..| |.|</text:span></text:p>
          <text:p><text:span text:style-name="T2">..| ..| |_|</text:span></text:p>
          <text:p><text:span text:style-name="T2"/></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Think of a test as an executable specification</text:p>
              </text:list-item>
            </text:list>
          </draw:text-box>
        </draw:frame>
        <draw:custom-shape draw:style-name="gr3" draw:text-style-name="P3" draw:layer="layout" svg:width="16.446cm" svg:height="9cm" svg:x="2.8cm" svg:y="6.3cm">
          <text:p><text:span text:style-name="T3">...</text:span></text:p>
          <text:p><text:span text:style-name="T3">int main()</text:span></text:p>
          <text:p><text:span text:style-name="T3">{</text:span></text:p>
          <text:p><text:span text:style-name="T3"><text:s text:c="4"/></text:span><text:span text:style-name="T3">lcd_spec(0, lcd(</text:span></text:p>
          <text:p><text:span text:style-name="T3"><text:s text:c="8"/>“ </text:span><text:span text:style-name="T3">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4" draw:text-style-name="P4" draw:layer="layout" svg:width="7.109cm" svg:height="1.098cm" svg:x="2.5cm" svg:y="15.5cm">
          <draw:text-box>
            <text:p><text:span text:style-name="T4">lcd_tests.cpp</text:span></text:p>
          </draw:text-box>
        </draw:frame>
        <draw:custom-shape draw:style-name="gr5" draw:text-style-name="P5" draw:layer="layout" svg:width="2.5cm" svg:height="4.5cm" svg:x="21.8cm" svg:y="9.8cm">
          <text:p/>
          <draw:enhanced-geometry svg:viewBox="0 0 21600 21600" draw:type="rectangle" draw:enhanced-path="M 0 0 L 21600 0 21600 21600 0 21600 0 0 Z N"/>
        </draw:custom-shape>
        <draw:custom-shape draw:style-name="gr6" draw:text-style-name="P5" draw:layer="layout" svg:width="1.5cm" svg:height="1.5cm" svg:x="22.3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2.3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12.5cm" svg:height="2.631cm" svg:x="15.1cm" svg:y="17.1cm">
          <text:p text:style-name="P6"><text:span text:style-name="T5">A test that doesn't compile yet certainly counts as a failing test</text:span></text:p>
          <draw:enhanced-geometry svg:viewBox="0 0 21600 21600" draw:mirror-vertical="false" draw:type="mso-spt202" draw:enhanced-path="M 0 0 L 21600 0 21600 21600 0 21600 0 0 Z N"/>
        </draw:custom-shape>
        <draw:line draw:style-name="gr9" draw:text-style-name="P5" draw:layer="layout" svg:x1="23cm" svg:y1="14.3cm" svg:x2="23cm" svg:y2="17.3cm">
          <text:p/>
        </draw:line>
        <presentation:notes draw:style-name="dp2">
          <draw:page-thumbnail draw:style-name="gr2" draw:layer="layout" svg:width="14.848cm" svg:height="11.136cm" svg:x="3.075cm" svg:y="2.257cm" draw:page-number="2" presentation:class="page"/>
          <draw:frame presentation:style-name="pr3" draw:text-style-name="P8"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Our tests will use this helper function</text:p>
              </text:list-item>
            </text:list>
          </draw:text-box>
        </draw:frame>
        <draw:custom-shape draw:style-name="gr10" draw:text-style-name="P3" draw:layer="layout" svg:width="23.374cm" svg:height="12.27cm" svg:x="1.114cm" svg:y="5.661cm">
          <text:p><text:span text:style-name="T3">#include &lt;string&gt; <text:s/></text:span></text:p>
          <text:p><text:span text:style-name="T3">#include &lt;vector&gt; <text:s/></text:span></text:p>
          <text:p><text:span text:style-name="T3"/></text:p>
          <text:p><text:span text:style-name="T3">typedef std::vector&lt;std::string&gt; lcd_grid;</text:span></text:p>
          <text:p><text:span text:style-name="T3"/></text:p>
          <text:p><text:span text:style-name="T3">lcd_grid lcd(string s1, string s2, string s3)</text:span></text:p>
          <text:p><text:span text:style-name="T3">{</text:span></text:p>
          <text:p><text:span text:style-name="T3"><text:s text:c="4"/></text:span><text:span text:style-name="T3">lcd_grid result;</text:span></text:p>
          <text:p><text:span text:style-name="T3"><text:s text:c="4"/></text:span><text:span text:style-name="T3">result.push_back(s1);</text:span></text:p>
          <text:p><text:span text:style-name="T3"><text:s text:c="4"/></text:span><text:span text:style-name="T3">result.push_back(s2);</text:span></text:p>
          <text:p><text:span text:style-name="T3"><text:s text:c="4"/></text:span><text:span text:style-name="T3">result.push_back(s3);</text:span></text:p>
          <text:p><text:span text:style-name="T3"><text:s text:c="4"/></text:span><text:span text:style-name="T3">return result;</text:span></text:p>
          <text:p><text:span text:style-name="T3">}</text:span></text:p>
          <draw:enhanced-geometry svg:viewBox="0 0 21600 21600" draw:type="rectangle" draw:enhanced-path="M 0 0 L 21600 0 21600 21600 0 21600 0 0 Z N"/>
        </draw:custom-shape>
        <draw:frame draw:style-name="gr4" draw:text-style-name="P4" draw:layer="layout" svg:width="4.059cm" svg:height="1.098cm" svg:x="20.441cm" svg:y="18.402cm">
          <draw:text-box>
            <text:p><text:span text:style-name="T4">lcd.cpp</text:span></text:p>
          </draw:text-box>
        </draw:frame>
        <draw:custom-shape draw:style-name="gr5" draw:text-style-name="P5" draw:layer="layout" svg:width="2.5cm" svg:height="4.5cm" svg:x="24.2cm" svg:y="11.2cm">
          <text:p/>
          <draw:enhanced-geometry svg:viewBox="0 0 21600 21600" draw:type="rectangle" draw:enhanced-path="M 0 0 L 21600 0 21600 21600 0 21600 0 0 Z N"/>
        </draw:custom-shape>
        <draw:custom-shape draw:style-name="gr6" draw:text-style-name="P5" draw:layer="layout" svg:width="1.5cm" svg:height="1.5cm" svg:x="24.7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4.7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3" presentation:class="page"/>
          <draw:frame presentation:style-name="pr3" draw:text-style-name="P8"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placeholder="true" presentation:user-transformed="true">
          <draw:text-box/>
        </draw:frame>
        <draw:custom-shape draw:style-name="gr11" draw:text-style-name="P2" draw:layer="layout" svg:width="22.388cm" svg:height="14.658cm" svg:x="2.875cm" svg:y="3.8cm">
          <text:p><text:span text:style-name="T2">#include “lcd.hpp”</text:span></text:p>
          <text:p><text:span text:style-name="T2">#include &lt;iostream&gt;</text:span></text:p>
          <text:p><text:span text:style-name="T2">...</text:span></text:p>
          <text:p><text:span text:style-name="T2">void lcd_spec(int value, lcd_grid grid)</text:span></text:p>
          <text:p><text:span text:style-name="T2">{</text:span></text:p>
          <text:p><text:span text:style-name="T2"><text:s text:c="4"/></text:span><text:span text:style-name="T2">std::string expected = to_string(grid),</text:span></text:p>
          <text:p><text:span text:style-name="T2"><text:s text:c="16"/></text:span><text:span text:style-name="T2">actual = to_string(</text:span><text:span text:style-name="T6">lcd(value)</text:span><text:span text:style-name="T2">);</text:span></text:p>
          <text:p><text:span text:style-name="T2"><text:s text:c="4"/></text:span><text:span text:style-name="T2">if (expected != actual)</text:span></text:p>
          <text:p><text:span text:style-name="T2"><text:s text:c="4"/></text:span><text:span text:style-name="T2">{</text:span></text:p>
          <text:p><text:span text:style-name="T2"><text:s text:c="8"/></text:span><text:span text:style-name="T2">std::cerr </text:span></text:p>
          <text:p><text:span text:style-name="T2"><text:s text:c="12"/></text:span><text:span text:style-name="T2">&lt;&lt; “lcd(“ value &lt;&lt; “)” &lt;&lt; std::endl</text:span></text:p>
          <text:p><text:span text:style-name="T2"><text:s text:c="12"/></text:span><text:span text:style-name="T2">&lt;&lt; “expected== &lt;&lt; std::endl</text:span></text:p>
          <text:p><text:span text:style-name="T2"><text:s text:c="12"/></text:span><text:span text:style-name="T2">&lt;&lt; expected &lt;&lt; std::endl</text:span></text:p>
          <text:p><text:span text:style-name="T2"><text:s text:c="12"/></text:span><text:span text:style-name="T2">&lt;&lt; “actual==” &lt;&lt; std::endl</text:span></text:p>
          <text:p><text:span text:style-name="T2"><text:s text:c="12"/></text:span><text:span text:style-name="T2">&lt;&lt; actual &lt;&lt; std::endl;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frame draw:style-name="gr4" draw:text-style-name="P4" draw:layer="layout" svg:width="7.109cm" svg:height="1.098cm" svg:x="20.024cm" svg:y="2.514cm">
          <draw:text-box>
            <text:p><text:span text:style-name="T4">lcd_tests.cpp</text:span></text:p>
          </draw:text-box>
        </draw:frame>
        <draw:custom-shape draw:style-name="gr5" draw:text-style-name="P5" draw:layer="layout" svg:width="2.5cm" svg:height="4.5cm" svg:x="24.2cm" svg:y="13cm">
          <text:p/>
          <draw:enhanced-geometry svg:viewBox="0 0 21600 21600" draw:type="rectangle" draw:enhanced-path="M 0 0 L 21600 0 21600 21600 0 21600 0 0 Z N"/>
        </draw:custom-shape>
        <draw:custom-shape draw:style-name="gr6" draw:text-style-name="P5" draw:layer="layout" svg:width="1.5cm" svg:height="1.5cm" svg:x="24.7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4.7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5" draw:layer="layout" svg:x1="19.5cm" svg:y1="11.5cm" svg:x2="19.5cm" svg:y2="10cm">
          <text:p/>
        </draw:line>
        <draw:line draw:style-name="gr13" draw:text-style-name="P5" draw:layer="layout" svg:x1="19.5cm" svg:y1="11.5cm" svg:x2="25.5cm" svg:y2="11.5cm">
          <text:p/>
        </draw:line>
        <draw:line draw:style-name="gr13" draw:text-style-name="P5" draw:layer="layout" svg:x1="25.5cm" svg:y1="11.5cm" svg:x2="25.5cm" svg:y2="13cm">
          <text:p/>
        </draw:line>
        <presentation:notes draw:style-name="dp2">
          <draw:page-thumbnail draw:style-name="gr2" draw:layer="layout" svg:width="14.848cm" svg:height="11.136cm" svg:x="3.075cm" svg:y="2.257cm" draw:page-number="4" presentation:class="page"/>
          <draw:frame presentation:style-name="pr3" draw:text-style-name="P8"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compile and link</text:p>
              </text:list-item>
            </text:list>
          </draw:text-box>
        </draw:frame>
        <draw:custom-shape draw:style-name="gr14" draw:text-style-name="P2" draw:layer="layout" svg:width="20.06cm" svg:height="9.546cm" svg:x="2.121cm" svg:y="4.658cm">
          <text:p><text:span text:style-name="T2">#ifndef LCD_INCLUDED</text:span></text:p>
          <text:p><text:span text:style-name="T2">#define LCD_INCLUDED</text:span></text:p>
          <text:p><text:span text:style-name="T2"/></text:p>
          <text:p><text:span text:style-name="T2">#include &lt;string&gt;</text:span></text:p>
          <text:p><text:span text:style-name="T2">#include &lt;vector&gt;</text:span></text:p>
          <text:p><text:span text:style-name="T2"/></text:p>
          <text:p><text:span text:style-name="T2">typedef std::vector&lt;std::string&gt; lcd_grid;</text:span></text:p>
          <text:p><text:span text:style-name="T2"/></text:p>
          <text:p><text:span text:style-name="T2">lcd_grid lcd(int value);</text:span></text:p>
          <text:p><text:span text:style-name="T2"/></text:p>
          <text:p><text:span text:style-name="T2">#endif</text:span></text:p>
          <draw:enhanced-geometry svg:viewBox="0 0 21600 21600" draw:type="rectangle" draw:enhanced-path="M 0 0 L 21600 0 21600 21600 0 21600 0 0 Z N"/>
        </draw:custom-shape>
        <draw:frame draw:style-name="gr15" draw:text-style-name="P4" draw:layer="layout" svg:width="4.059cm" svg:height="1.5cm" svg:x="22.3cm" svg:y="4.7cm">
          <draw:text-box>
            <text:p><text:span text:style-name="T4">lcd.hpp</text:span></text:p>
          </draw:text-box>
        </draw:frame>
        <draw:custom-shape draw:style-name="gr16" draw:text-style-name="P2" draw:layer="layout" svg:width="19.325cm" svg:height="5.339cm" svg:x="2.175cm" svg:y="14.761cm">
          <text:p><text:span text:style-name="T2">#include “lcd.hpp”</text:span></text:p>
          <text:p><text:span text:style-name="T2"/></text:p>
          <text:p><text:span text:style-name="T2">std::vector&lt;std::string&gt; lcd(int value)</text:span></text:p>
          <text:p><text:span text:style-name="T2">{</text:span></text:p>
          <text:p><text:span text:style-name="T2"><text:s text:c="4"/></text:span><text:span text:style-name="T2">throw “to do”;</text:span></text:p>
          <text:p><text:span text:style-name="T2">}</text:span></text:p>
          <draw:enhanced-geometry svg:viewBox="0 0 21600 21600" draw:type="rectangle" draw:enhanced-path="M 0 0 L 21600 0 21600 21600 0 21600 0 0 Z N"/>
        </draw:custom-shape>
        <draw:frame draw:style-name="gr4" draw:text-style-name="P4" draw:layer="layout" svg:width="4.059cm" svg:height="1.098cm" svg:x="21.8cm" svg:y="14.6cm">
          <draw:text-box>
            <text:p><text:span text:style-name="T4">lcd.cpp</text:span></text:p>
          </draw:text-box>
        </draw:frame>
        <draw:custom-shape draw:style-name="gr5" draw:text-style-name="P5" draw:layer="layout" svg:width="2.5cm" svg:height="4.5cm" svg:x="22.5cm" svg:y="15.8cm">
          <text:p/>
          <draw:enhanced-geometry svg:viewBox="0 0 21600 21600" draw:type="rectangle" draw:enhanced-path="M 0 0 L 21600 0 21600 21600 0 21600 0 0 Z N"/>
        </draw:custom-shape>
        <draw:custom-shape draw:style-name="gr6" draw:text-style-name="P5" draw:layer="layout" svg:width="1.5cm" svg:height="1.5cm" svg:x="2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3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5" draw:layer="layout" svg:x1="11cm" svg:y1="18.7cm" svg:x2="21.5cm" svg:y2="18.7cm">
          <text:p/>
        </draw:line>
        <draw:line draw:style-name="gr17" draw:text-style-name="P5" draw:layer="layout" svg:x1="21.5cm" svg:y1="18.6cm" svg:x2="22.5cm" svg:y2="18.6cm">
          <text:p/>
        </draw:line>
        <presentation:notes draw:style-name="dp2">
          <draw:page-thumbnail draw:style-name="gr2" draw:layer="layout" svg:width="14.848cm" svg:height="11.136cm" svg:x="3.075cm" svg:y="2.257cm" draw:page-number="5" presentation:class="page"/>
          <draw:frame presentation:style-name="pr3" draw:text-style-name="P8"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The tests now run, but fail :-)</text:p>
              </text:list-item>
            </text:list>
          </draw:text-box>
        </draw:frame>
        <draw:custom-shape draw:style-name="gr3" draw:text-style-name="P3" draw:layer="layout" svg:width="16.446cm" svg:height="9cm" svg:x="3.701cm" svg:y="5.3cm">
          <text:p><text:span text:style-name="T3">...</text:span></text:p>
          <text:p><text:span text:style-name="T3">int main()</text:span></text:p>
          <text:p><text:span text:style-name="T3">{</text:span></text:p>
          <text:p><text:span text:style-name="T3"><text:s text:c="4"/></text:span><text:span text:style-name="T3">lcd_spec(0, lcd(</text:span></text:p>
          <text:p><text:span text:style-name="T3"><text:s text:c="8"/>“ </text:span><text:span text:style-name="T3">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4" draw:text-style-name="P4" draw:layer="layout" svg:width="7.109cm" svg:height="1.098cm" svg:x="20.391cm" svg:y="5.402cm">
          <draw:text-box>
            <text:p><text:span text:style-name="T4">lcd_tests.cpp</text:span></text:p>
          </draw:text-box>
        </draw:frame>
        <draw:custom-shape draw:style-name="gr5" draw:text-style-name="P5" draw:layer="layout" svg:width="2.5cm" svg:height="4.5cm" svg:x="22cm" svg:y="9.5cm">
          <text:p/>
          <draw:enhanced-geometry svg:viewBox="0 0 21600 21600" draw:type="rectangle" draw:enhanced-path="M 0 0 L 21600 0 21600 21600 0 21600 0 0 Z N"/>
        </draw:custom-shape>
        <draw:custom-shape draw:style-name="gr6" draw:text-style-name="P5" draw:layer="layout" svg:width="1.5cm" svg:height="1.5cm" svg:x="22.5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2.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draw:layer="layout" svg:width="20.526cm" svg:height="2.73cm" svg:x="3.774cm" svg:y="15.57cm">
          <text:p><text:span text:style-name="T2">$g++ -Wall -Wextra lcd*.cpp &amp;&amp; ./a.out</text:span></text:p>
          <text:p><text:span text:style-name="T2">terminate called after thowing an instance </text:span></text:p>
          <text:p><text:span text:style-name="T2">of char const *</text:span></text:p>
          <draw:enhanced-geometry svg:viewBox="0 0 21600 21600" draw:type="rectangle" draw:enhanced-path="M 0 0 L 21600 0 21600 21600 0 21600 0 0 Z N"/>
        </draw:custom-shape>
        <draw:line draw:style-name="gr17" draw:text-style-name="P5" draw:layer="layout" svg:x1="23.2cm" svg:y1="14cm" svg:x2="23.2cm" svg:y2="15.5cm">
          <text:p/>
        </draw:line>
        <presentation:notes draw:style-name="dp2">
          <draw:page-thumbnail draw:style-name="gr2" draw:layer="layout" svg:width="14.848cm" svg:height="11.136cm" svg:x="3.075cm" svg:y="2.257cm" draw:page-number="6" presentation:class="page"/>
          <draw:frame presentation:style-name="pr3" draw:text-style-name="P8"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pass</text:p>
              </text:list-item>
            </text:list>
          </draw:text-box>
        </draw:frame>
        <draw:frame draw:style-name="gr19" draw:text-style-name="P4" draw:layer="layout" svg:width="4.059cm" svg:height="1.3cm" svg:x="18.441cm" svg:y="18.3cm">
          <draw:text-box>
            <text:p><text:span text:style-name="T4">lcd.cpp</text:span></text:p>
          </draw:text-box>
        </draw:frame>
        <draw:custom-shape draw:style-name="gr20" draw:text-style-name="P3" draw:layer="layout" svg:width="15.867cm" svg:height="14.132cm" svg:x="2.133cm" svg:y="5.092cm">
          <text:p><text:span text:style-name="T3">const lcd_grid digits[] =</text:span></text:p>
          <text:p><text:span text:style-name="T3">{</text:span></text:p>
          <text:p><text:span text:style-name="T3"><text:s text:c="4"/></text:span><text:span text:style-name="T3">lcd(“ 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pan></text:p>
          <text:p><text:span text:style-name="T3"/></text:p>
          <text:p><text:span text:style-name="T3">lcd_grid lcd(int value)</text:span></text:p>
          <text:p><text:span text:style-name="T3">{</text:span></text:p>
          <text:p><text:span text:style-name="T3"><text:s text:c="4"/></text:span><text:span text:style-name="T3">if (value == 0)</text:span></text:p>
          <text:p><text:span text:style-name="T3"><text:s text:c="8"/></text:span><text:span text:style-name="T3">return digits[0];</text:span></text:p>
          <text:p><text:span text:style-name="T3"><text:s text:c="4"/></text:span><text:span text:style-name="T3">else</text:span></text:p>
          <text:p><text:span text:style-name="T3"><text:s text:c="8"/></text:span><text:span text:style-name="T3">throw “to do”;</text:span></text:p>
          <text:p><text:span text:style-name="T3">}</text:span></text:p>
          <draw:enhanced-geometry svg:viewBox="0 0 21600 21600" draw:type="rectangle" draw:enhanced-path="M 0 0 L 21600 0 21600 21600 0 21600 0 0 Z N"/>
        </draw:custom-shape>
        <draw:custom-shape draw:style-name="gr5" draw:text-style-name="P5" draw:layer="layout" svg:width="2.5cm" svg:height="4.5cm" svg:x="18.8cm" svg:y="5.2cm">
          <text:p/>
          <draw:enhanced-geometry svg:viewBox="0 0 21600 21600" draw:type="rectangle" draw:enhanced-path="M 0 0 L 21600 0 21600 21600 0 21600 0 0 Z N"/>
        </draw:custom-shape>
        <draw:custom-shape draw:style-name="gr21" draw:text-style-name="P5" draw:layer="layout" svg:width="1.5cm" svg:height="1.5cm" svg:x="19.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1.5cm" svg:height="1.5cm" svg:x="19.3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7" presentation:class="page"/>
          <draw:frame presentation:style-name="pr3" draw:text-style-name="P8"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Write another failing test</text:p>
              </text:list-item>
            </text:list>
          </draw:text-box>
        </draw:frame>
        <draw:custom-shape draw:style-name="gr23" draw:text-style-name="P3" draw:layer="layout" svg:width="18.446cm" svg:height="13.201cm" svg:x="4.054cm" svg:y="4.999cm">
          <text:p><text:span text:style-name="T3">...</text:span></text:p>
          <text:p><text:span text:style-name="T3">int main()</text:span></text:p>
          <text:p><text:span text:style-name="T3">{</text:span></text:p>
          <text:p><text:span text:style-name="T3"><text:s text:c="4"/></text:span><text:span text:style-name="T3">...</text:span></text:p>
          <text:p><text:span text:style-name="T3"><text:s text:c="4"/></text:span><text:span text:style-name="T3">#define WS “ “</text:span></text:p>
          <text:p><text:span text:style-name="T3"/></text:p>
          <text:p><text:span text:style-name="T3"><text:s text:c="4"/></text:span><text:span text:style-name="T3">lcd_spec(12, lcd(</text:span></text:p>
          <text:p><text:span text:style-name="T3"><text:s text:c="8"/>“ <text:s text:c="2"/>“ </text:span><text:span text:style-name="T3">WS “ _ “,</text:span></text:p>
          <text:p><text:span text:style-name="T3"><text:s text:c="8"/>“ <text:s/></text:span><text:span text:style-name="T3">|” WS “ _|”,</text:span></text:p>
          <text:p><text:span text:style-name="T3"><text:s text:c="8"/>“ <text:s/></text:span><text:span text:style-name="T3">|” WS “|_ ”</text:span></text:p>
          <text:p><text:span text:style-name="T3"><text:s text:c="4"/></text:span><text:span text:style-name="T3">));</text:span></text:p>
          <text:p><text:span text:style-name="T3"/></text:p>
          <text:p><text:span text:style-name="T3"><text:s text:c="4"/></text:span><text:span text:style-name="T3">#undef WS</text:span></text:p>
          <text:p><text:span text:style-name="T3">}</text:span></text:p>
          <draw:enhanced-geometry svg:viewBox="0 0 21600 21600" draw:type="rectangle" draw:enhanced-path="M 0 0 L 21600 0 21600 21600 0 21600 0 0 Z N"/>
        </draw:custom-shape>
        <draw:frame draw:style-name="gr4" draw:text-style-name="P4" draw:layer="layout" svg:width="7.109cm" svg:height="1.098cm" svg:x="15.402cm" svg:y="18.502cm">
          <draw:text-box>
            <text:p><text:span text:style-name="T4">lcd_tests.cpp</text:span></text:p>
          </draw:text-box>
        </draw:frame>
        <draw:custom-shape draw:style-name="gr5" draw:text-style-name="P5" draw:layer="layout" svg:width="2.5cm" svg:height="4.5cm" svg:x="18.8cm" svg:y="8.2cm">
          <text:p/>
          <draw:enhanced-geometry svg:viewBox="0 0 21600 21600" draw:type="rectangle" draw:enhanced-path="M 0 0 L 21600 0 21600 21600 0 21600 0 0 Z N"/>
        </draw:custom-shape>
        <draw:custom-shape draw:style-name="gr6" draw:text-style-name="P5" draw:layer="layout" svg:width="1.5cm" svg:height="1.5cm" svg:x="19.3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19.3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8" presentation:class="page"/>
          <draw:frame presentation:style-name="pr3" draw:text-style-name="P8"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pass</text:p>
              </text:list-item>
            </text:list>
          </draw:text-box>
        </draw:frame>
        <draw:frame draw:style-name="gr19" draw:text-style-name="P4" draw:layer="layout" svg:width="4.059cm" svg:height="1.3cm" svg:x="20.1cm" svg:y="19.4cm">
          <draw:text-box>
            <text:p><text:span text:style-name="T4">lcd.cpp</text:span></text:p>
          </draw:text-box>
        </draw:frame>
        <draw:custom-shape draw:style-name="gr24" draw:text-style-name="P3" draw:layer="layout" svg:width="21.341cm" svg:height="14.408cm" svg:x="2.598cm" svg:y="4.792cm">
          <text:p><text:span text:style-name="T3">const lcd_grid digits[] =</text:span></text:p>
          <text:p><text:span text:style-name="T3">{</text:span></text:p>
          <text:p><text:span text:style-name="T3"><text:s text:c="4"/></text:span><text:span text:style-name="T3">lcd(“ 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 text:c="4"/></text:span><text:span text:style-name="T3">lcd(“ <text:s text:c="2"/>“,</text:span></text:p>
          <text:p><text:span text:style-name="T3"><text:s text:c="8"/>“ <text:s/></text:span><text:span text:style-name="T3">|”,</text:span></text:p>
          <text:p><text:span text:style-name="T3"><text:s text:c="8"/>“ <text:s/></text:span><text:span text:style-name="T3">|”</text:span></text:p>
          <text:p><text:span text:style-name="T3"><text:s text:c="4"/></text:span><text:span text:style-name="T3">),</text:span></text:p>
          <text:p><text:span text:style-name="T3"><text:s text:c="4"/></text:span><text:span text:style-name="T3">lcd(“ _ “,</text:span></text:p>
          <text:p><text:span text:style-name="T3"><text:s text:c="8"/>“ </text:span><text:span text:style-name="T3">_|”,</text:span></text:p>
          <text:p><text:span text:style-name="T3"><text:s text:c="8"/>“</text:span><text:span text:style-name="T3">|_ “</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5" draw:text-style-name="P5" draw:layer="layout" svg:width="2.5cm" svg:height="4.5cm" svg:x="19.6cm" svg:y="8cm">
          <text:p/>
          <draw:enhanced-geometry svg:viewBox="0 0 21600 21600" draw:type="rectangle" draw:enhanced-path="M 0 0 L 21600 0 21600 21600 0 21600 0 0 Z N"/>
        </draw:custom-shape>
        <draw:custom-shape draw:style-name="gr6" draw:text-style-name="P5" draw:layer="layout" svg:width="1.5cm" svg:height="1.5cm" svg:x="20.1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0.1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9" presentation:class="page"/>
          <draw:frame presentation:style-name="pr3" draw:text-style-name="P8"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 to pass</text:p>
              </text:list-item>
            </text:list>
          </draw:text-box>
        </draw:frame>
        <draw:custom-shape draw:style-name="gr25" draw:text-style-name="P2" draw:layer="layout" svg:width="20.535cm" svg:height="13.806cm" svg:x="1.465cm" svg:y="4.89cm">
          <text:p><text:span text:style-name="T2">lcd_grid lcd::grid()</text:span></text:p>
          <text:p><text:span text:style-name="T2">{</text:span></text:p>
          <text:p><text:span text:style-name="T2"><text:s text:c="4"/></text:span><text:span text:style-name="T2">if (value &lt; 10)</text:span></text:p>
          <text:p><text:span text:style-name="T2"><text:s text:c="8"/></text:span><text:span text:style-name="T2">return digits[value];</text:span></text:p>
          <text:p><text:span text:style-name="T2"><text:s text:c="4"/></text:span><text:span text:style-name="T2">else</text:span></text:p>
          <text:p><text:span text:style-name="T2"><text:s text:c="4"/></text:span><text:span text:style-name="T2">{</text:span></text:p>
          <text:p><text:span text:style-name="T2"><text:s text:c="8"/></text:span><text:span text:style-name="T2">lcd_grid lhs = lcd(value / 10),</text:span></text:p>
          <text:p><text:span text:style-name="T2"><text:s text:c="17"/></text:span><text:span text:style-name="T2">rhs = digits[value % 10];</text:span></text:p>
          <text:p><text:span text:style-name="T2"><text:s text:c="8"/></text:span><text:span text:style-name="T2">const std::string ws = “ “;</text:span></text:p>
          <text:p><text:span text:style-name="T2"><text:s text:c="8"/></text:span><text:span text:style-name="T2">return lcd(</text:span></text:p>
          <text:p><text:span text:style-name="T2"><text:s text:c="12"/></text:span><text:span text:style-name="T2">lhs[0] + ws + rhs[0],</text:span></text:p>
          <text:p><text:span text:style-name="T2"><text:s text:c="12"/></text:span><text:span text:style-name="T2">lhs[1] + ws + rhs[1],</text:span></text:p>
          <text:p><text:span text:style-name="T2"><text:s text:c="12"/></text:span><text:span text:style-name="T2">lhs[2] + ws + rhs[2]);</text:span></text:p>
          <text:p><text:span text:style-name="T2"/></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frame draw:style-name="gr19" draw:text-style-name="P4" draw:layer="layout" svg:width="4.059cm" svg:height="1.3cm" svg:x="18.141cm" svg:y="19cm">
          <draw:text-box>
            <text:p><text:span text:style-name="T4">lcd.cpp</text:span></text:p>
          </draw:text-box>
        </draw:frame>
        <draw:custom-shape draw:style-name="gr5" draw:text-style-name="P5" draw:layer="layout" svg:width="2.5cm" svg:height="4.5cm" svg:x="23cm" svg:y="13cm">
          <text:p/>
          <draw:enhanced-geometry svg:viewBox="0 0 21600 21600" draw:type="rectangle" draw:enhanced-path="M 0 0 L 21600 0 21600 21600 0 21600 0 0 Z N"/>
        </draw:custom-shape>
        <draw:custom-shape draw:style-name="gr21" draw:text-style-name="P5" draw:layer="layout" svg:width="1.5cm" svg:height="1.5cm" svg:x="23.5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1.5cm" svg:height="1.5cm" svg:x="23.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0" presentation:class="page"/>
          <draw:frame presentation:style-name="pr3" draw:text-style-name="P8"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26" draw:text-style-name="P3" draw:layer="layout" svg:width="14.893cm" svg:height="8.7cm" svg:x="1.807cm" svg:y="5.8cm">
          <text:p><text:span text:style-name="T3">class string</text:span></text:p>
          <text:p><text:span text:style-name="T3">{</text:span></text:p>
          <text:p><text:span text:style-name="T3">public:</text:span></text:p>
          <text:p><text:span text:style-name="T3"><text:s text:c="4"/></text:span><text:span text:style-name="T3">string();</text:span></text:p>
          <text:p><text:span text:style-name="T3"><text:s text:c="4"/></text:span><text:span text:style-name="T3">string(const char *);</text:span></text:p>
          <text:p><text:span text:style-name="T3"><text:s text:c="4"/></text:span><text:span text:style-name="T3">string(const string &amp;);</text:span></text:p>
          <text:p><text:span text:style-name="T3"><text:s text:c="4"/></text:span><text:span text:style-name="T3">~string();</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19" draw:text-style-name="P9" draw:layer="layout" svg:width="12.217cm" svg:height="1.3cm" svg:x="3.766cm" svg:y="17.7cm">
          <draw:text-box>
            <text:p><text:span text:style-name="T7">simplified (string is actually a typedef)</text:span></text:p>
          </draw:text-box>
        </draw:frame>
        <draw:custom-shape draw:style-name="gr27" draw:text-style-name="P10" draw:layer="layout" svg:width="1.367cm" svg:height="1.998cm" svg:x="2.283cm" svg:y="16.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8" draw:text-style-name="P9" draw:layer="layout" svg:width="8cm" svg:height="1.877cm" svg:x="18cm" svg:y="6cm">
          <draw:text-box>
            <text:p><text:span text:style-name="T7">construct an empty string</text:span></text:p>
          </draw:text-box>
        </draw:frame>
        <draw:frame draw:style-name="gr28" draw:text-style-name="P9" draw:layer="layout" svg:width="8cm" svg:height="2.69cm" svg:x="18cm" svg:y="8.5cm">
          <draw:text-box>
            <text:p><text:span text:style-name="T7">construct a string from a '\0' terminated array of chars</text:span></text:p>
          </draw:text-box>
        </draw:frame>
        <draw:frame draw:style-name="gr28" draw:text-style-name="P9" draw:layer="layout" svg:width="8cm" svg:height="1.877cm" svg:x="18.1cm" svg:y="11.9cm">
          <draw:text-box>
            <text:p><text:span text:style-name="T7">construct a string from another string</text:span></text:p>
          </draw:text-box>
        </draw:frame>
        <draw:frame draw:style-name="gr28" draw:text-style-name="P9" draw:layer="layout" svg:width="8cm" svg:height="1.3cm" svg:x="18cm" svg:y="14.923cm">
          <draw:text-box>
            <text:p><text:span text:style-name="T7">destruct a string</text:span></text:p>
          </draw:text-box>
        </draw:frame>
        <draw:line draw:style-name="gr13" draw:text-style-name="P5" draw:layer="layout" svg:x1="15.2cm" svg:y1="10cm" svg:x2="16.7cm" svg:y2="10cm">
          <text:p/>
        </draw:line>
        <draw:line draw:style-name="gr13" draw:text-style-name="P5" draw:layer="layout" svg:x1="16cm" svg:y1="11cm" svg:x2="16.7cm" svg:y2="11cm">
          <text:p/>
        </draw:line>
        <draw:line draw:style-name="gr17" draw:text-style-name="P5" draw:layer="layout" svg:x1="16.5cm" svg:y1="10cm" svg:x2="17.5cm" svg:y2="10cm">
          <text:p/>
        </draw:line>
        <draw:line draw:style-name="gr17" draw:text-style-name="P5" draw:layer="layout" svg:x1="16.5cm" svg:y1="11cm" svg:x2="17.5cm" svg:y2="11cm">
          <text:p/>
        </draw:line>
        <draw:line draw:style-name="gr17" draw:text-style-name="P5" draw:layer="layout" svg:x1="17.5cm" svg:y1="9cm" svg:x2="17.5cm" svg:y2="10cm">
          <text:p/>
        </draw:line>
        <draw:line draw:style-name="gr17" draw:text-style-name="P5" draw:layer="layout" svg:x1="17.5cm" svg:y1="9cm" svg:x2="18cm" svg:y2="9cm">
          <text:p/>
        </draw:line>
        <draw:line draw:style-name="gr17" draw:text-style-name="P5" draw:layer="layout" svg:x1="17.5cm" svg:y1="11cm" svg:x2="17.5cm" svg:y2="12.5cm">
          <text:p/>
        </draw:line>
        <draw:line draw:style-name="gr17" draw:text-style-name="P5" draw:layer="layout" svg:x1="17.6cm" svg:y1="12.5cm" svg:x2="18.1cm" svg:y2="12.5cm">
          <text:p/>
        </draw:line>
        <draw:line draw:style-name="gr13" draw:text-style-name="P5" draw:layer="layout" svg:x1="9.5cm" svg:y1="12cm" svg:x2="12cm" svg:y2="12cm">
          <text:p/>
        </draw:line>
        <draw:line draw:style-name="gr13" draw:text-style-name="P5" draw:layer="layout" svg:x1="12cm" svg:y1="12cm" svg:x2="12cm" svg:y2="14.5cm">
          <text:p/>
        </draw:line>
        <draw:line draw:style-name="gr17" draw:text-style-name="P5" draw:layer="layout" svg:x1="12cm" svg:y1="14.5cm" svg:x2="12cm" svg:y2="15.5cm">
          <text:p/>
        </draw:line>
        <draw:line draw:style-name="gr17" draw:text-style-name="P5" draw:layer="layout" svg:x1="12cm" svg:y1="15.5cm" svg:x2="18cm" svg:y2="15.5cm">
          <text:p/>
        </draw:line>
        <draw:line draw:style-name="gr13" draw:text-style-name="P5" draw:layer="layout" svg:x1="9cm" svg:y1="9cm" svg:x2="12cm" svg:y2="9cm">
          <text:p/>
        </draw:line>
        <draw:line draw:style-name="gr13" draw:text-style-name="P5" draw:layer="layout" svg:x1="12.1cm" svg:y1="9cm" svg:x2="12.1cm" svg:y2="6.5cm">
          <text:p/>
        </draw:line>
        <draw:line draw:style-name="gr13" draw:text-style-name="P5" draw:layer="layout" svg:x1="12.2cm" svg:y1="6.5cm" svg:x2="16.7cm" svg:y2="6.5cm">
          <text:p/>
        </draw:line>
        <draw:line draw:style-name="gr17" draw:text-style-name="P5" draw:layer="layout" svg:x1="16.5cm" svg:y1="6.5cm" svg:x2="18cm" svg:y2="6.5cm">
          <text:p/>
        </draw:line>
        <presentation:notes draw:style-name="dp2">
          <draw:page-thumbnail draw:style-name="gr2" draw:layer="layout" svg:width="14.848cm" svg:height="11.136cm" svg:x="3.075cm" svg:y="2.257cm" draw:page-number="11" presentation:class="page"/>
          <draw:frame presentation:style-name="pr3" draw:text-style-name="P8"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29" draw:text-style-name="P3" draw:layer="layout" svg:width="21.341cm" svg:height="4.2cm" svg:x="2.9cm" svg:y="5.5cm">
          <text:p><text:span text:style-name="T3">bool operator==(string lhs, string rhs);</text:span></text:p>
          <text:p><text:span text:style-name="T3">bool operator!=(string lhs, string rhs);</text:span></text:p>
          <text:p><text:span text:style-name="T3"/></text:p>
          <text:p><text:span text:style-name="T3">string operator+(string lhs, string rhs);</text:span></text:p>
          <draw:enhanced-geometry svg:viewBox="0 0 21600 21600" draw:type="rectangle" draw:enhanced-path="M 0 0 L 21600 0 21600 21600 0 21600 0 0 Z N"/>
        </draw:custom-shape>
        <draw:custom-shape draw:style-name="gr30" draw:text-style-name="P2" draw:layer="layout" svg:width="19.325cm" svg:height="3.7cm" svg:x="5cm" svg:y="10.8cm">
          <text:p><text:span text:style-name="T2">string expected = ..., </text:span></text:p>
          <text:p><text:span text:style-name="T2"><text:s text:c="7"/></text:span><text:span text:style-name="T2">actual = ...;</text:span></text:p>
          <text:p><text:span text:style-name="T2"/></text:p>
          <text:p><text:span text:style-name="T2">if (expected == actual)...</text:span></text:p>
          <draw:enhanced-geometry svg:viewBox="0 0 21600 21600" draw:type="rectangle" draw:enhanced-path="M 0 0 L 21600 0 21600 21600 0 21600 0 0 Z N"/>
        </draw:custom-shape>
        <draw:custom-shape draw:style-name="gr31" draw:text-style-name="P2" draw:layer="layout" svg:width="19.325cm" svg:height="2.8cm" svg:x="5.101cm" svg:y="16.3cm">
          <text:p><text:span text:style-name="T2">return lcd(lhs[0] + ws + rhs[0],</text:span></text:p>
          <text:p><text:span text:style-name="T2"><text:s text:c="11"/></text:span><text:span text:style-name="T2">lhs[1] + ws + rhs[1],</text:span></text:p>
          <text:p><text:span text:style-name="T2"><text:s text:c="11"/></text:span><text:span text:style-name="T2">lhs[2] + ws + rhs[2]);</text:span></text:p>
          <draw:enhanced-geometry svg:viewBox="0 0 21600 21600" draw:type="rectangle" draw:enhanced-path="M 0 0 L 21600 0 21600 21600 0 21600 0 0 Z N"/>
        </draw:custom-shape>
        <draw:line draw:style-name="gr13" draw:text-style-name="P5" draw:layer="layout" svg:x1="11.9cm" svg:y1="13cm" svg:x2="4.9cm" svg:y2="13cm">
          <text:p/>
        </draw:line>
        <draw:line draw:style-name="gr13" draw:text-style-name="P5" draw:layer="layout" svg:x1="11.9cm" svg:y1="13cm" svg:x2="11.9cm" svg:y2="13.5cm">
          <text:p/>
        </draw:line>
        <draw:line draw:style-name="gr17" draw:text-style-name="P5" draw:layer="layout" svg:x1="5cm" svg:y1="13cm" svg:x2="1cm" svg:y2="13cm">
          <text:p/>
        </draw:line>
        <draw:line draw:style-name="gr17" draw:text-style-name="P5" draw:layer="layout" svg:x1="1cm" svg:y1="13cm" svg:x2="1cm" svg:y2="6cm">
          <text:p/>
        </draw:line>
        <draw:line draw:style-name="gr9" draw:text-style-name="P5" draw:layer="layout" svg:x1="1cm" svg:y1="6cm" svg:x2="3cm" svg:y2="6cm">
          <text:p/>
        </draw:line>
        <draw:line draw:style-name="gr17" draw:text-style-name="P5" draw:layer="layout" svg:x1="16.1cm" svg:y1="15.4cm" svg:x2="26.1cm" svg:y2="15.4cm">
          <text:p/>
        </draw:line>
        <draw:line draw:style-name="gr17" draw:text-style-name="P5" draw:layer="layout" svg:x1="16.1cm" svg:y1="15.4cm" svg:x2="16.1cm" svg:y2="16.4cm">
          <text:p/>
        </draw:line>
        <draw:line draw:style-name="gr17" draw:text-style-name="P5" draw:layer="layout" svg:x1="26.1cm" svg:y1="15.4cm" svg:x2="26.1cm" svg:y2="8.9cm">
          <text:p/>
        </draw:line>
        <draw:line draw:style-name="gr9" draw:text-style-name="P5" draw:layer="layout" svg:x1="26.1cm" svg:y1="8.9cm" svg:x2="24.6cm" svg:y2="8.9cm">
          <text:p/>
        </draw:line>
        <presentation:notes draw:style-name="dp2">
          <draw:page-thumbnail draw:style-name="gr2" draw:layer="layout" svg:width="14.848cm" svg:height="11.136cm" svg:x="3.075cm" svg:y="2.257cm" draw:page-number="12" presentation:class="page"/>
          <draw:frame presentation:style-name="pr3" draw:text-style-name="P8"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2" draw:text-style-name="P3" draw:layer="layout" svg:width="15cm" svg:height="8.9cm" svg:x="2cm" svg:y="6.2cm">
          <text:p><text:span text:style-name="T3">template&lt;typename Type&gt;</text:span></text:p>
          <text:p><text:span text:style-name="T3">class vector</text:span></text:p>
          <text:p><text:span text:style-name="T3">{</text:span></text:p>
          <text:p><text:span text:style-name="T3">public:</text:span></text:p>
          <text:p><text:span text:style-name="T3"><text:s text:c="4"/></text:span><text:span text:style-name="T3">vector();</text:span></text:p>
          <text:p><text:span text:style-name="T3"><text:s text:c="4"/></text:span><text:span text:style-name="T3">vector(const vector &amp;);</text:span></text:p>
          <text:p><text:span text:style-name="T3"><text:s text:c="4"/></text:span><text:span text:style-name="T3">~vector();</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19" draw:text-style-name="P9" draw:layer="layout" svg:width="3.44cm" svg:height="1.3cm" svg:x="4.816cm" svg:y="18.5cm">
          <draw:text-box>
            <text:p><text:span text:style-name="T7">simplified</text:span></text:p>
          </draw:text-box>
        </draw:frame>
        <draw:custom-shape draw:style-name="gr27" draw:text-style-name="P10" draw:layer="layout" svg:width="1.367cm" svg:height="1.998cm" svg:x="3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8" draw:text-style-name="P9" draw:layer="layout" svg:width="8cm" svg:height="1.877cm" svg:x="18.6cm" svg:y="7cm">
          <draw:text-box>
            <text:p><text:span text:style-name="T7">construct an empty vector</text:span></text:p>
          </draw:text-box>
        </draw:frame>
        <draw:frame draw:style-name="gr28" draw:text-style-name="P9" draw:layer="layout" svg:width="8cm" svg:height="2.69cm" svg:x="18.6cm" svg:y="10.1cm">
          <draw:text-box>
            <text:p><text:span text:style-name="T7">construct an a vector as a copy of another vector</text:span></text:p>
          </draw:text-box>
        </draw:frame>
        <draw:frame draw:style-name="gr28" draw:text-style-name="P9" draw:layer="layout" svg:width="8cm" svg:height="1.3cm" svg:x="18.6cm" svg:y="13.901cm">
          <draw:text-box>
            <text:p><text:span text:style-name="T7">destruct a vector</text:span></text:p>
          </draw:text-box>
        </draw:frame>
        <draw:line draw:style-name="gr13" draw:text-style-name="P5" draw:layer="layout" svg:x1="9cm" svg:y1="10.5cm" svg:x2="12cm" svg:y2="10.5cm">
          <text:p/>
        </draw:line>
        <draw:line draw:style-name="gr13" draw:text-style-name="P5" draw:layer="layout" svg:x1="12.1cm" svg:y1="10.5cm" svg:x2="12.1cm" svg:y2="8cm">
          <text:p/>
        </draw:line>
        <draw:line draw:style-name="gr13" draw:text-style-name="P5" draw:layer="layout" svg:x1="12.1cm" svg:y1="8cm" svg:x2="17.1cm" svg:y2="8cm">
          <text:p/>
        </draw:line>
        <draw:line draw:style-name="gr17" draw:text-style-name="P5" draw:layer="layout" svg:x1="17cm" svg:y1="8cm" svg:x2="18.5cm" svg:y2="8cm">
          <text:p/>
        </draw:line>
        <draw:line draw:style-name="gr13" draw:text-style-name="P5" draw:layer="layout" svg:x1="16cm" svg:y1="11.5cm" svg:x2="17cm" svg:y2="11.5cm">
          <text:p/>
        </draw:line>
        <draw:line draw:style-name="gr17" draw:text-style-name="P5" draw:layer="layout" svg:x1="17cm" svg:y1="11.4cm" svg:x2="18.5cm" svg:y2="11.4cm">
          <text:p/>
        </draw:line>
        <draw:line draw:style-name="gr13" draw:text-style-name="P5" draw:layer="layout" svg:x1="9.5cm" svg:y1="12.5cm" svg:x2="12cm" svg:y2="12.5cm">
          <text:p/>
        </draw:line>
        <draw:line draw:style-name="gr13" draw:text-style-name="P5" draw:layer="layout" svg:x1="12cm" svg:y1="12.5cm" svg:x2="12cm" svg:y2="14.5cm">
          <text:p/>
        </draw:line>
        <draw:line draw:style-name="gr13" draw:text-style-name="P5" draw:layer="layout" svg:x1="12cm" svg:y1="14.5cm" svg:x2="17cm" svg:y2="14.5cm">
          <text:p/>
        </draw:line>
        <draw:line draw:style-name="gr17" draw:text-style-name="P5" draw:layer="layout" svg:x1="17cm" svg:y1="14.4cm" svg:x2="18.5cm" svg:y2="14.4cm">
          <text:p/>
        </draw:line>
        <presentation:notes draw:style-name="dp2">
          <draw:page-thumbnail draw:style-name="gr2" draw:layer="layout" svg:width="14.848cm" svg:height="11.136cm" svg:x="3.075cm" svg:y="2.257cm" draw:page-number="13" presentation:class="page"/>
          <draw:frame presentation:style-name="pr3" draw:text-style-name="P8"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3" draw:text-style-name="P3" draw:layer="layout" svg:width="18.341cm" svg:height="8.546cm" svg:x="1.559cm" svg:y="4.754cm">
          <text:p><text:span text:style-name="T3">template&lt;typename Type&gt;</text:span></text:p>
          <text:p><text:span text:style-name="T3">class vector</text:span></text:p>
          <text:p><text:span text:style-name="T3">{</text:span></text:p>
          <text:p><text:span text:style-name="T3">public:</text:span></text:p>
          <text:p><text:span text:style-name="T3"><text:s text:c="4"/></text:span><text:span text:style-name="T3">void push_back(Type pushed);</text:span></text:p>
          <text:p><text:span text:style-name="T3"><text:s text:c="4"/></text:span><text:span text:style-name="T3">...</text:span></text:p>
          <text:p><text:span text:style-name="T3"><text:s text:c="4"/></text:span><text:span text:style-name="T3">Type &amp; operator[](size_t a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34" draw:text-style-name="P2" draw:layer="layout" svg:width="16.5cm" svg:height="2.2cm" svg:x="6.5cm" svg:y="12.6cm">
          <text:p><text:span text:style-name="T2">std::vector&lt;std::string&gt; result;</text:span></text:p>
          <text:p><text:span text:style-name="T2">result.push_back(s1);</text:span></text:p>
          <draw:enhanced-geometry svg:viewBox="0 0 21600 21600" draw:type="rectangle" draw:enhanced-path="M 0 0 L 21600 0 21600 21600 0 21600 0 0 Z N"/>
        </draw:custom-shape>
        <draw:custom-shape draw:style-name="gr35" draw:text-style-name="P2" draw:layer="layout" svg:width="16.8cm" svg:height="3.7cm" svg:x="6.5cm" svg:y="15.4cm">
          <text:p><text:span text:style-name="T2">std::vector&lt;std::string&gt; lhs = ...;</text:span></text:p>
          <text:p><text:span text:style-name="T2">std::vector&lt;std::string&gt; rhs = ...;</text:span></text:p>
          <text:p><text:span text:style-name="T2"><text:s text:c="4"/></text:span><text:span text:style-name="T2">lhs[0] ... <text:s/>rhs[0]</text:span></text:p>
          <text:p><text:span text:style-name="T2"><text:s text:c="4"/></text:span><text:span text:style-name="T2">lhs[1] ... <text:s/>rhs[1]</text:span></text:p>
          <draw:enhanced-geometry svg:viewBox="0 0 21600 21600" draw:type="rectangle" draw:enhanced-path="M 0 0 L 21600 0 21600 21600 0 21600 0 0 Z N"/>
        </draw:custom-shape>
        <draw:line draw:style-name="gr17" draw:text-style-name="P5" draw:layer="layout" svg:x1="6.5cm" svg:y1="14cm" svg:x2="1cm" svg:y2="14cm">
          <text:p/>
        </draw:line>
        <draw:line draw:style-name="gr17" draw:text-style-name="P5" draw:layer="layout" svg:x1="1cm" svg:y1="14cm" svg:x2="1cm" svg:y2="9cm">
          <text:p/>
        </draw:line>
        <draw:line draw:style-name="gr17" draw:text-style-name="P5" draw:layer="layout" svg:x1="1cm" svg:y1="9cm" svg:x2="1.5cm" svg:y2="9cm">
          <text:p/>
        </draw:line>
        <draw:line draw:style-name="gr13" draw:text-style-name="P5" draw:layer="layout" svg:x1="1.5cm" svg:y1="9cm" svg:x2="3.5cm" svg:y2="9cm">
          <text:p/>
        </draw:line>
        <draw:line draw:style-name="gr17" draw:text-style-name="P5" draw:layer="layout" svg:x1="10.6cm" svg:y1="19cm" svg:x2="10.6cm" svg:y2="20cm">
          <text:p/>
        </draw:line>
        <draw:line draw:style-name="gr17" draw:text-style-name="P5" draw:layer="layout" svg:x1="16.2cm" svg:y1="19cm" svg:x2="16.2cm" svg:y2="20cm">
          <text:p/>
        </draw:line>
        <draw:line draw:style-name="gr17" draw:text-style-name="P5" draw:layer="layout" svg:x1="10.5cm" svg:y1="20cm" svg:x2="25.5cm" svg:y2="20cm">
          <text:p/>
        </draw:line>
        <draw:line draw:style-name="gr17" draw:text-style-name="P5" draw:layer="layout" svg:x1="25.5cm" svg:y1="20cm" svg:x2="25.5cm" svg:y2="10cm">
          <text:p/>
        </draw:line>
        <draw:line draw:style-name="gr17" draw:text-style-name="P5" draw:layer="layout" svg:x1="25.5cm" svg:y1="10cm" svg:x2="20cm" svg:y2="10cm">
          <text:p/>
        </draw:line>
        <draw:line draw:style-name="gr36" draw:text-style-name="P5" draw:layer="layout" svg:x1="20cm" svg:y1="10cm" svg:x2="12cm" svg:y2="10cm">
          <text:p/>
        </draw:line>
        <draw:line draw:style-name="gr13" draw:text-style-name="P5" draw:layer="layout" svg:x1="12cm" svg:y1="10cm" svg:x2="12cm" svg:y2="10.5cm">
          <text:p/>
        </draw:line>
        <presentation:notes draw:style-name="dp2">
          <draw:page-thumbnail draw:style-name="gr2" draw:layer="layout" svg:width="14.848cm" svg:height="11.136cm" svg:x="3.075cm" svg:y="2.257cm" draw:page-number="14" presentation:class="page"/>
          <draw:frame presentation:style-name="pr3" draw:text-style-name="P8"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37" draw:text-style-name="P3" draw:layer="layout" svg:width="13.717cm" svg:height="8.546cm" svg:x="1.942cm" svg:y="6.1cm">
          <text:p><text:span text:style-name="T3">class ostream</text:span></text:p>
          <text:p><text:span text:style-name="T3">{</text:span></text:p>
          <text:p><text:span text:style-name="T3"><text:s text:c="4"/></text:span><text:span text:style-name="T3">... </text:span></text:p>
          <text:p><text:span text:style-name="T3">};</text:span></text:p>
          <text:p><text:span text:style-name="T3"/></text:p>
          <text:p><text:span text:style-name="T3">extern ostream cerr;</text:span></text:p>
          <text:p><text:span text:style-name="T3">extern ostream cout;</text:span></text:p>
          <text:p><text:span text:style-name="T3"/></text:p>
          <text:p><text:span text:style-name="T3">ostream &amp; endl(ostream &amp;);</text:span></text:p>
          <draw:enhanced-geometry svg:viewBox="0 0 21600 21600" draw:type="rectangle" draw:enhanced-path="M 0 0 L 21600 0 21600 21600 0 21600 0 0 Z N"/>
        </draw:custom-shape>
        <draw:frame draw:style-name="gr19" draw:text-style-name="P9" draw:layer="layout" svg:width="3.44cm" svg:height="1.3cm" svg:x="3.616cm" svg:y="18.2cm">
          <draw:text-box>
            <text:p><text:span text:style-name="T7">simplified</text:span></text:p>
          </draw:text-box>
        </draw:frame>
        <draw:custom-shape draw:style-name="gr27" draw:text-style-name="P10" draw:layer="layout" svg:width="1.367cm" svg:height="1.998cm" svg:x="2.1cm" svg:y="17.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19" draw:text-style-name="P11" draw:layer="layout" svg:width="7.977cm" svg:height="1.3cm" svg:x="17.56cm" svg:y="7.9cm">
          <draw:text-box>
            <text:p><text:span text:style-name="T8">tied to stderr from C</text:span></text:p>
          </draw:text-box>
        </draw:frame>
        <draw:frame draw:style-name="gr19" draw:text-style-name="P11" draw:layer="layout" svg:width="8.119cm" svg:height="1.3cm" svg:x="17.514cm" svg:y="11.5cm">
          <draw:text-box>
            <text:p><text:span text:style-name="T8">tied to stdout from C</text:span></text:p>
          </draw:text-box>
        </draw:frame>
        <draw:frame draw:style-name="gr19" draw:text-style-name="P11" draw:layer="layout" svg:width="5.199cm" svg:height="1.3cm" svg:x="17.6cm" svg:y="13.5cm">
          <draw:text-box>
            <text:p><text:span text:style-name="T8">'\n' and flush</text:span></text:p>
          </draw:text-box>
        </draw:frame>
        <draw:line draw:style-name="gr13" draw:text-style-name="P5" draw:layer="layout" svg:x1="12.5cm" svg:y1="11.5cm" svg:x2="14cm" svg:y2="11.5cm">
          <text:p/>
        </draw:line>
        <draw:line draw:style-name="gr13" draw:text-style-name="P5" draw:layer="layout" svg:x1="14cm" svg:y1="11.5cm" svg:x2="14cm" svg:y2="8.5cm">
          <text:p/>
        </draw:line>
        <draw:line draw:style-name="gr13" draw:text-style-name="P5" draw:layer="layout" svg:x1="14cm" svg:y1="8.5cm" svg:x2="15.5cm" svg:y2="8.5cm">
          <text:p/>
        </draw:line>
        <draw:line draw:style-name="gr17" draw:text-style-name="P5" draw:layer="layout" svg:x1="15.5cm" svg:y1="8.5cm" svg:x2="17.5cm" svg:y2="8.5cm">
          <text:p/>
        </draw:line>
        <draw:line draw:style-name="gr13" draw:text-style-name="P5" draw:layer="layout" svg:x1="12.5cm" svg:y1="12.2cm" svg:x2="15.5cm" svg:y2="12.2cm">
          <text:p/>
        </draw:line>
        <draw:line draw:style-name="gr17" draw:text-style-name="P5" draw:layer="layout" svg:x1="15.5cm" svg:y1="12.2cm" svg:x2="17.5cm" svg:y2="12.2cm">
          <text:p/>
        </draw:line>
        <draw:line draw:style-name="gr17" draw:text-style-name="P5" draw:layer="layout" svg:x1="15.5cm" svg:y1="14cm" svg:x2="17.5cm" svg:y2="14cm">
          <text:p/>
        </draw:line>
        <presentation:notes draw:style-name="dp2">
          <draw:page-thumbnail draw:style-name="gr2" draw:layer="layout" svg:width="14.848cm" svg:height="11.136cm" svg:x="3.075cm" svg:y="2.257cm" draw:page-number="15" presentation:class="page"/>
          <draw:frame presentation:style-name="pr3" draw:text-style-name="P8"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38" draw:text-style-name="P3" draw:layer="layout" svg:width="20.5cm" svg:height="7.615cm" svg:x="1.5cm" svg:y="5.2cm">
          <text:p><text:span text:style-name="T3">class ostream</text:span></text:p>
          <text:p><text:span text:style-name="T3">{</text:span></text:p>
          <text:p><text:span text:style-name="T3">public:</text:span></text:p>
          <text:p><text:span text:style-name="T3"><text:s text:c="4"/></text:span><text:span text:style-name="T3">ostream &amp; operator&lt;&lt;(string);</text:span></text:p>
          <text:p><text:span text:style-name="T3"><text:s text:c="4"/></text:span><text:span text:style-name="T3">ostream &amp; operator&lt;&lt;(int);</text:span></text:p>
          <text:p><text:span text:style-name="T3"><text:s text:c="4"/></text:span><text:span text:style-name="T3">ostream &amp; operator&lt;&lt;(const char *);</text:span></text:p>
          <text:p><text:span text:style-name="T3"><text:s text:c="4"/></text:span><text:span text:style-name="T3">... </text:span></text:p>
          <text:p><text:span text:style-name="T3">};</text:span></text:p>
          <draw:enhanced-geometry svg:viewBox="0 0 21600 21600" draw:type="rectangle" draw:enhanced-path="M 0 0 L 21600 0 21600 21600 0 21600 0 0 Z N"/>
        </draw:custom-shape>
        <draw:line draw:style-name="gr13" draw:text-style-name="P5" draw:layer="layout" svg:x1="13.5cm" svg:y1="16.2cm" svg:x2="14.5cm" svg:y2="16.2cm">
          <text:p/>
        </draw:line>
        <draw:line draw:style-name="gr13" draw:text-style-name="P5" draw:layer="layout" svg:x1="14.6cm" svg:y1="16.2cm" svg:x2="14.6cm" svg:y2="16.7cm">
          <text:p/>
        </draw:line>
        <draw:line draw:style-name="gr17" draw:text-style-name="P5" draw:layer="layout" svg:x1="14.6cm" svg:y1="16.7cm" svg:x2="14.6cm" svg:y2="19.2cm">
          <text:p/>
        </draw:line>
        <draw:custom-shape draw:style-name="gr39" draw:text-style-name="P2" draw:layer="layout" svg:width="14cm" svg:height="5.286cm" svg:x="5cm" svg:y="13.9cm">
          <text:p><text:span text:style-name="T2">std::string expected = ...;</text:span></text:p>
          <text:p><text:span text:style-name="T2">std::cerr &lt;&lt; “lcd(“</text:span></text:p>
          <text:p><text:span text:style-name="T2"><text:s text:c="10"/></text:span><text:span text:style-name="T2">&lt;&lt; value</text:span></text:p>
          <text:p><text:span text:style-name="T2"><text:s text:c="10"/></text:span><text:span text:style-name="T2">...</text:span></text:p>
          <text:p><text:span text:style-name="T2"><text:s text:c="10"/></text:span><text:span text:style-name="T2">&lt;&lt; expected</text:span></text:p>
          <text:p><text:span text:style-name="T2"><text:s text:c="10"/></text:span><text:span text:style-name="T2">... </text:span></text:p>
          <draw:enhanced-geometry svg:viewBox="0 0 21600 21600" draw:type="rectangle" draw:enhanced-path="M 0 0 L 21600 0 21600 21600 0 21600 0 0 Z N"/>
        </draw:custom-shape>
        <draw:line draw:style-name="gr13" draw:text-style-name="P5" draw:layer="layout" svg:x1="14.5cm" svg:y1="15.2cm" svg:x2="19cm" svg:y2="15.2cm">
          <text:p/>
        </draw:line>
        <draw:line draw:style-name="gr17" draw:text-style-name="P5" draw:layer="layout" svg:x1="19cm" svg:y1="15.2cm" svg:x2="23.5cm" svg:y2="15.2cm">
          <text:p/>
        </draw:line>
        <draw:line draw:style-name="gr17" draw:text-style-name="P5" draw:layer="layout" svg:x1="23.6cm" svg:y1="15.2cm" svg:x2="23.6cm" svg:y2="10.2cm">
          <text:p/>
        </draw:line>
        <draw:line draw:style-name="gr17" draw:text-style-name="P5" draw:layer="layout" svg:x1="23.5cm" svg:y1="10.3cm" svg:x2="22cm" svg:y2="10.3cm">
          <text:p/>
        </draw:line>
        <draw:line draw:style-name="gr13" draw:text-style-name="P5" draw:layer="layout" svg:x1="14cm" svg:y1="16.2cm" svg:x2="19cm" svg:y2="16.2cm">
          <text:p/>
        </draw:line>
        <draw:line draw:style-name="gr17" draw:text-style-name="P5" draw:layer="layout" svg:x1="19cm" svg:y1="16.2cm" svg:x2="25cm" svg:y2="16.2cm">
          <text:p/>
        </draw:line>
        <draw:line draw:style-name="gr17" draw:text-style-name="P5" draw:layer="layout" svg:x1="25cm" svg:y1="16.2cm" svg:x2="25cm" svg:y2="9.4cm">
          <text:p/>
        </draw:line>
        <draw:line draw:style-name="gr17" draw:text-style-name="P5" draw:layer="layout" svg:x1="25cm" svg:y1="9.4cm" svg:x2="22cm" svg:y2="9.4cm">
          <text:p/>
        </draw:line>
        <draw:line draw:style-name="gr13" draw:text-style-name="P5" draw:layer="layout" svg:x1="22cm" svg:y1="9.4cm" svg:x2="17cm" svg:y2="9.4cm">
          <text:p/>
        </draw:line>
        <draw:line draw:style-name="gr13" draw:text-style-name="P5" draw:layer="layout" svg:x1="15.5cm" svg:y1="17.7cm" svg:x2="19cm" svg:y2="17.7cm">
          <text:p/>
        </draw:line>
        <draw:line draw:style-name="gr17" draw:text-style-name="P5" draw:layer="layout" svg:x1="19cm" svg:y1="17.7cm" svg:x2="26.5cm" svg:y2="17.7cm">
          <text:p/>
        </draw:line>
        <draw:line draw:style-name="gr17" draw:text-style-name="P5" draw:layer="layout" svg:x1="26.5cm" svg:y1="17.7cm" svg:x2="26.5cm" svg:y2="8.7cm">
          <text:p/>
        </draw:line>
        <draw:line draw:style-name="gr17" draw:text-style-name="P5" draw:layer="layout" svg:x1="26.5cm" svg:y1="8.6cm" svg:x2="22cm" svg:y2="8.6cm">
          <text:p/>
        </draw:line>
        <draw:line draw:style-name="gr13" draw:text-style-name="P5" draw:layer="layout" svg:x1="22cm" svg:y1="8.6cm" svg:x2="18.5cm" svg:y2="8.6cm">
          <text:p/>
        </draw:line>
        <presentation:notes draw:style-name="dp2">
          <draw:page-thumbnail draw:style-name="gr2" draw:layer="layout" svg:width="14.848cm" svg:height="11.136cm" svg:x="3.075cm" svg:y="2.257cm" draw:page-number="16" presentation:class="page"/>
          <draw:frame presentation:style-name="pr3"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25H07M29S</meta:editing-duration>
    <meta:editing-cycles>54</meta:editing-cycles>
    <dc:date>2011-03-25T07:33:41</dc:date>
    <meta:generator>NeoOffice/3.1.2$Unix OpenOffice.org_project/Patch 4</meta:generator>
    <meta:document-statistic meta:object-count="236"/>
  </office:meta>
</office:document-meta>
</file>